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iri" svg:font-family="Calibi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9cm"/>
    </style:style>
    <style:style style:name="co2" style:family="table-column">
      <style:table-column-properties fo:break-before="auto" style:column-width="5.371cm"/>
    </style:style>
    <style:style style:name="co3" style:family="table-column">
      <style:table-column-properties fo:break-before="auto" style:column-width="1.155cm"/>
    </style:style>
    <style:style style:name="co4" style:family="table-column">
      <style:table-column-properties fo:break-before="auto" style:column-width="1.425cm"/>
    </style:style>
    <style:style style:name="co5" style:family="table-column">
      <style:table-column-properties fo:break-before="auto" style:column-width="1.903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3.069cm"/>
    </style:style>
    <style:style style:name="co8" style:family="table-column">
      <style:table-column-properties fo:break-before="auto" style:column-width="8.149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9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9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cccc" fo:border="0.06pt solid #000000"/>
      <style:text-properties style:font-name="Calibiri" fo:font-size="10pt" style:font-name-asian="Calibiri" style:font-size-asian="10pt" style:font-name-complex="Calibiri" style:font-size-complex="10pt"/>
    </style:style>
    <style:style style:name="ce2" style:family="table-cell" style:parent-style-name="Default" style:data-style-name="N0">
      <style:table-cell-properties fo:border="0.06pt solid #000000"/>
      <style:text-properties style:font-name="Calibiri" fo:font-size="10pt" style:font-name-asian="Calibiri" style:font-size-asian="10pt" style:font-name-complex="Calibiri" style:font-size-complex="10pt"/>
    </style:style>
    <style:style style:name="ce3" style:family="table-cell" style:parent-style-name="Default" style:data-style-name="N0">
      <style:text-properties style:font-name="Calibiri" fo:font-size="10pt" style:font-name-asian="Calibiri" style:font-size-asian="10pt" style:font-name-complex="Calibiri" style:font-size-complex="10pt"/>
    </style:style>
    <style:style style:name="ce4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style:font-name="Calibiri" fo:font-size="10pt" style:font-name-asian="Calibiri" style:font-size-asian="10pt" style:font-name-complex="Calibiri" style:font-size-complex="10pt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iri" fo:font-size="10pt" style:font-name-asian="Calibiri" style:font-size-asian="10pt" style:font-name-complex="Calibiri" style:font-size-complex="10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iri" fo:font-size="10pt" style:font-name-asian="Calibiri" style:font-size-asian="10pt" style:font-name-complex="Calibiri" style:font-size-complex="10pt"/>
    </style:style>
    <style:style style:name="ce7" style:family="table-cell" style:parent-style-name="Default" style:data-style-name="N0">
      <style:table-cell-properties fo:background-color="#cccccc"/>
      <style:text-properties style:font-name="Calibiri" fo:font-size="10pt" style:font-name-asian="Calibiri" style:font-size-asian="10pt" style:font-name-complex="Calibiri" style:font-size-complex="10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5" table:default-cell-style-name="ce6"/>
        <table:table-column table:style-name="co7" table:default-cell-style-name="ce3"/>
        <table:table-column table:style-name="co8" table:default-cell-style-name="ce3"/>
        <table:table-column table:style-name="co9" table:number-columns-repeated="1012" table:default-cell-style-name="ce3"/>
        <table:table-column table:style-name="co10" table:default-cell-style-name="ce3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om Conceptuel</text:p>
          </table:table-cell>
          <table:table-cell table:style-name="ce1" office:value-type="string" calcext:value-type="string">
            <text:p>Nom Logiqu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Longueur</text:p>
          </table:table-cell>
          <table:table-cell table:style-name="ce4" office:value-type="string" calcext:value-type="string">
            <text:p>Obligatoire</text:p>
          </table:table-cell>
          <table:table-cell table:style-name="ce4" office:value-type="string" calcext:value-type="string">
            <text:p>Identifiant</text:p>
          </table:table-cell>
          <table:table-cell table:style-name="ce1" office:value-type="string" calcext:value-type="string">
            <text:p>Type Win'Design</text:p>
          </table:table-cell>
          <table:table-cell table:style-name="ce1" office:value-type="string" calcext:value-type="string">
            <text:p>Remarque</text:p>
          </table:table-cell>
          <table:table-cell table:style-name="ce7" table:number-columns-repeated="1013"/>
          <table:table-cell table:number-columns-repeated="2"/>
        </table:table-row>
        <table:table-row table:style-name="ro1">
          <table:table-cell table:style-name="ce2" office:value-type="string" calcext:value-type="string">
            <text:p>Adresse complète</text:p>
          </table:table-cell>
          <table:table-cell table:style-name="ce2" office:value-type="string" calcext:value-type="string">
            <text:p>UTI_ADRESSE_COMPLETE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2]&amp;&quot;(&quot;&amp;[.E2]&amp;&quot;)&quot;" office:value-type="string" office:string-value="A(155)" calcext:value-type="string">
            <text:p>A(155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Adresse mail</text:p>
          </table:table-cell>
          <table:table-cell table:style-name="ce2" office:value-type="string" calcext:value-type="string">
            <text:p>UTI_MAIL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3]&amp;&quot;(&quot;&amp;[.E3]&amp;&quot;)&quot;" office:value-type="string" office:string-value="AV(50)" calcext:value-type="string">
            <text:p>AV(50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Affiche</text:p>
          </table:table-cell>
          <table:table-cell table:style-name="ce2" office:value-type="string" calcext:value-type="string">
            <text:p>FILM_AFFICH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256" calcext:value-type="float">
            <text:p>256</text:p>
          </table:table-cell>
          <table:table-cell table:style-name="ce5" table:number-columns-repeated="2"/>
          <table:table-cell table:style-name="ce2" table:formula="of:=[.D4]&amp;&quot;(&quot;&amp;[.E4]&amp;&quot;)&quot;" office:value-type="string" office:string-value="AV(256)" calcext:value-type="string">
            <text:p>AV(256)</text:p>
          </table:table-cell>
          <table:table-cell table:style-name="ce2" office:value-type="string" calcext:value-type="string">
            <text:p>Lien vers une 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ge minimum</text:p>
          </table:table-cell>
          <table:table-cell table:style-name="ce2" office:value-type="string" calcext:value-type="string">
            <text:p>FILM_AGE_MI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number-columns-repeated="2"/>
          <table:table-cell table:style-name="ce2" table:formula="of:=[.D5]&amp;&quot;(&quot;&amp;[.E5]&amp;&quot;)&quot;" office:value-type="string" office:string-value="AV(10)" calcext:value-type="string">
            <text:p>AV(10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Code artiste</text:p>
          </table:table-cell>
          <table:table-cell table:style-name="ce2" office:value-type="string" calcext:value-type="string">
            <text:p>ART_I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O</text:p>
          </table:table-cell>
          <table:table-cell table:style-name="ce2" table:formula="of:=[.D6]&amp;&quot;(&quot;&amp;[.E6]&amp;&quot;)&quot;" office:value-type="string" office:string-value="N(5)" calcext:value-type="string">
            <text:p>N(5)</text:p>
          </table:table-cell>
          <table:table-cell table:style-name="ce2" office:value-type="string" calcext:value-type="string">
            <text:p>Générée automatique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de film</text:p>
          </table:table-cell>
          <table:table-cell table:style-name="ce2" office:value-type="string" calcext:value-type="string">
            <text:p>FILM_I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O</text:p>
          </table:table-cell>
          <table:table-cell table:style-name="ce2" table:formula="of:=[.D7]&amp;&quot;(&quot;&amp;[.E7]&amp;&quot;)&quot;" office:value-type="string" office:string-value="N(5)" calcext:value-type="string">
            <text:p>N(5)</text:p>
          </table:table-cell>
          <table:table-cell table:style-name="ce2" office:value-type="string" calcext:value-type="string">
            <text:p>Générée automatique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de postal</text:p>
          </table:table-cell>
          <table:table-cell table:style-name="ce2" office:value-type="string" calcext:value-type="string">
            <text:p>UTI_CODE_POSTAL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8]&amp;&quot;(&quot;&amp;[.E8]&amp;&quot;)&quot;" office:value-type="string" office:string-value="N(5)" calcext:value-type="string">
            <text:p>N(5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Contenu commentaire film</text:p>
          </table:table-cell>
          <table:table-cell table:style-name="ce2" office:value-type="string" calcext:value-type="string">
            <text:p>COMF_CONTENU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XT</text:p>
          </table:table-cell>
          <table:table-cell table:style-name="ce2" office:value-type="float" office:value="2048" calcext:value-type="float">
            <text:p>2048</text:p>
          </table:table-cell>
          <table:table-cell table:style-name="ce5" table:number-columns-repeated="2"/>
          <table:table-cell table:style-name="ce2" table:formula="of:=[.D9]&amp;&quot;(&quot;&amp;[.E9]&amp;&quot;)&quot;" office:value-type="string" office:string-value="TXT(2048)" calcext:value-type="string">
            <text:p>TXT(2048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Contenu commentaire utilisateur</text:p>
          </table:table-cell>
          <table:table-cell table:style-name="ce2" office:value-type="string" calcext:value-type="string">
            <text:p>COMU_CONTENU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XT</text:p>
          </table:table-cell>
          <table:table-cell table:style-name="ce2" office:value-type="float" office:value="2048" calcext:value-type="float">
            <text:p>2048</text:p>
          </table:table-cell>
          <table:table-cell table:style-name="ce5" table:number-columns-repeated="2"/>
          <table:table-cell table:style-name="ce2" table:formula="of:=[.D10]&amp;&quot;(&quot;&amp;[.E10]&amp;&quot;)&quot;" office:value-type="string" office:string-value="TXT(2048)" calcext:value-type="string">
            <text:p>TXT(2048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Date commentaire </text:p>
          </table:table-cell>
          <table:table-cell table:style-name="ce2" office:value-type="string" calcext:value-type="string">
            <text:p>COMF_DAT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H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11]&amp;&quot;(&quot;&amp;[.E11]&amp;&quot;)&quot;" office:value-type="string" office:string-value="DH(12)" calcext:value-type="string">
            <text:p>DH(12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Date commentaire utilisateur</text:p>
          </table:table-cell>
          <table:table-cell table:style-name="ce2" office:value-type="string" calcext:value-type="string">
            <text:p>COMU_DAT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H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12]&amp;&quot;(&quot;&amp;[.E12]&amp;&quot;)&quot;" office:value-type="string" office:string-value="DH(12)" calcext:value-type="string">
            <text:p>DH(12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UTI_DATE_NAISSANC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13]&amp;&quot;(&quot;&amp;[.E13]&amp;&quot;)&quot;" office:value-type="string" office:string-value="D(8)" calcext:value-type="string">
            <text:p>D(8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Date de sortie</text:p>
          </table:table-cell>
          <table:table-cell table:style-name="ce2" office:value-type="string" calcext:value-type="string">
            <text:p>FILM_DATE_SORTI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14]&amp;&quot;(&quot;&amp;[.E14]&amp;&quot;)&quot;" office:value-type="string" office:string-value="D(8)" calcext:value-type="string">
            <text:p>D(8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Date emprunt</text:p>
          </table:table-cell>
          <table:table-cell table:style-name="ce2" office:value-type="string" calcext:value-type="string">
            <text:p>EMPR_DAT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15]&amp;&quot;(&quot;&amp;[.E15]&amp;&quot;)&quot;" office:value-type="string" office:string-value="D(8)" calcext:value-type="string">
            <text:p>D(8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Date retour réel</text:p>
          </table:table-cell>
          <table:table-cell table:style-name="ce2" office:value-type="string" calcext:value-type="string">
            <text:p>EMPR_RETOUR_REEL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H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number-columns-repeated="2"/>
          <table:table-cell table:style-name="ce2" table:formula="of:=[.D16]&amp;&quot;(&quot;&amp;[.E16]&amp;&quot;)&quot;" office:value-type="string" office:string-value="DH(12)" calcext:value-type="string">
            <text:p>DH(12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Date retour théorique</text:p>
          </table:table-cell>
          <table:table-cell table:style-name="ce2" office:value-type="string" calcext:value-type="string">
            <text:p>EMPR_RETOUR_THEORIQU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17]&amp;&quot;(&quot;&amp;[.E17]&amp;&quot;)&quot;" office:value-type="string" office:string-value="D(8)" calcext:value-type="string">
            <text:p>D(8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Durée emprunt</text:p>
          </table:table-cell>
          <table:table-cell table:style-name="ce2" office:value-type="string" calcext:value-type="string">
            <text:p>EMPR_DUREE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NS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style-name="ce2" table:formula="of:=[.D18]&amp;&quot;(&quot;&amp;[.E18]&amp;&quot;)&quot;" office:value-type="string" office:string-value="NS(2)" calcext:value-type="string">
            <text:p>NS(2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Est rendu</text:p>
          </table:table-cell>
          <table:table-cell table:style-name="ce2" office:value-type="string" calcext:value-type="string">
            <text:p>EMPR_RENDU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OO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19]&amp;&quot;(&quot;&amp;[.E19]&amp;&quot;)&quot;" office:value-type="string" office:string-value="BOO(1)" calcext:value-type="string">
            <text:p>BOO(1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Id IMDB</text:p>
          </table:table-cell>
          <table:table-cell table:style-name="ce2" office:value-type="string" calcext:value-type="string">
            <text:p>FILM_IMDB_I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20]&amp;&quot;(&quot;&amp;[.E20]&amp;&quot;)&quot;" office:value-type="string" office:string-value="AV(12)" calcext:value-type="string">
            <text:p>AV(12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Identifiant emprunt</text:p>
          </table:table-cell>
          <table:table-cell table:style-name="ce2" office:value-type="string" calcext:value-type="string">
            <text:p>EMPR_I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O</text:p>
          </table:table-cell>
          <table:table-cell table:style-name="ce2" table:formula="of:=[.D21]&amp;&quot;(&quot;&amp;[.E21]&amp;&quot;)&quot;" office:value-type="string" office:string-value="NS(5)" calcext:value-type="string">
            <text:p>NS(5)</text:p>
          </table:table-cell>
          <table:table-cell table:style-name="ce2" office:value-type="string" calcext:value-type="string">
            <text:p>Générée automatiquement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Identifiant support</text:p>
          </table:table-cell>
          <table:table-cell table:style-name="ce2" office:value-type="string" calcext:value-type="string">
            <text:p>SUP_I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S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O</text:p>
          </table:table-cell>
          <table:table-cell table:style-name="ce2" table:formula="of:=[.D22]&amp;&quot;(&quot;&amp;[.E22]&amp;&quot;)&quot;" office:value-type="string" office:string-value="NS(10)" calcext:value-type="string">
            <text:p>NS(10)</text:p>
          </table:table-cell>
          <table:table-cell table:style-name="ce2" office:value-type="string" calcext:value-type="string">
            <text:p>Chaque support est unique, il définit un</text:p>
            <text:p>Support sur lequel est contenu un fil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dentifiant utilisateur</text:p>
          </table:table-cell>
          <table:table-cell table:style-name="ce2" office:value-type="string" calcext:value-type="string">
            <text:p>UTI_I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O</text:p>
          </table:table-cell>
          <table:table-cell table:style-name="ce2" table:formula="of:=[.D23]&amp;&quot;(&quot;&amp;[.E23]&amp;&quot;)&quot;" office:value-type="string" office:string-value="AV(30)" calcext:value-type="string">
            <text:p>AV(30)</text:p>
          </table:table-cell>
          <table:table-cell table:style-name="ce2" office:value-type="string" calcext:value-type="string">
            <text:p>Générée automatique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ibre</text:p>
          </table:table-cell>
          <table:table-cell table:style-name="ce2" office:value-type="string" calcext:value-type="string">
            <text:p>SUP_LIBR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OO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24]&amp;&quot;(&quot;&amp;[.E24]&amp;&quot;)&quot;" office:value-type="string" office:string-value="BOO(1)" calcext:value-type="string">
            <text:p>BOO(1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Mot de passe</text:p>
          </table:table-cell>
          <table:table-cell table:style-name="ce2" office:value-type="string" calcext:value-type="string">
            <text:p>UTI_MOT_DE_PASS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25]&amp;&quot;(&quot;&amp;[.E25]&amp;&quot;)&quot;" office:value-type="string" office:string-value="AV(40)" calcext:value-type="string">
            <text:p>AV(40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Moyenne des notes</text:p>
          </table:table-cell>
          <table:table-cell table:style-name="ce2" office:value-type="string" calcext:value-type="string">
            <text:p>FILM_NOTE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NT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style-name="ce2" table:formula="of:=[.D26]&amp;&quot;(&quot;&amp;[.E26]&amp;&quot;)&quot;" office:value-type="string" office:string-value="NT(2)" calcext:value-type="string">
            <text:p>NT(2)</text:p>
          </table:table-cell>
          <table:table-cell table:style-name="ce2" office:value-type="string" calcext:value-type="string">
            <text:p>Calculée à partir des notes commentair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m artiste</text:p>
          </table:table-cell>
          <table:table-cell table:style-name="ce2" office:value-type="string" calcext:value-type="string">
            <text:p>ART_NOM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27]&amp;&quot;(&quot;&amp;[.E27]&amp;&quot;)&quot;" office:value-type="string" office:string-value="A(30)" calcext:value-type="string">
            <text:p>A(30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Nom support</text:p>
          </table:table-cell>
          <table:table-cell table:style-name="ce2" office:value-type="string" calcext:value-type="string">
            <text:p>SUP_NOM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28]&amp;&quot;(&quot;&amp;[.E28]&amp;&quot;)&quot;" office:value-type="string" office:string-value="AV(50)" calcext:value-type="string">
            <text:p>AV(50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Nom utilisateur</text:p>
          </table:table-cell>
          <table:table-cell table:style-name="ce2" office:value-type="string" calcext:value-type="string">
            <text:p>UTI_NOM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29]&amp;&quot;(&quot;&amp;[.E29]&amp;&quot;)&quot;" office:value-type="string" office:string-value="AV(30)" calcext:value-type="string">
            <text:p>AV(30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Note commentaire film</text:p>
          </table:table-cell>
          <table:table-cell table:style-name="ce2" office:value-type="string" calcext:value-type="string">
            <text:p>COMF_NOT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T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30]&amp;&quot;(&quot;&amp;[.E30]&amp;&quot;)&quot;" office:value-type="string" office:string-value="NT(2)" calcext:value-type="string">
            <text:p>NT(2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Note commentaire utilisateur</text:p>
          </table:table-cell>
          <table:table-cell table:style-name="ce2" office:value-type="string" calcext:value-type="string">
            <text:p>COMU_NOT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T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31]&amp;&quot;(&quot;&amp;[.E31]&amp;&quot;)&quot;" office:value-type="string" office:string-value="NT(2)" calcext:value-type="string">
            <text:p>NT(2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Numéro de commentaire film</text:p>
          </table:table-cell>
          <table:table-cell table:style-name="ce2" office:value-type="string" calcext:value-type="string">
            <text:p>COMF_I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O</text:p>
          </table:table-cell>
          <table:table-cell table:style-name="ce2" table:formula="of:=[.D32]&amp;&quot;(&quot;&amp;[.E32]&amp;&quot;)&quot;" office:value-type="string" office:string-value="NS(5)" calcext:value-type="string">
            <text:p>NS(5)</text:p>
          </table:table-cell>
          <table:table-cell table:style-name="ce2" office:value-type="string" calcext:value-type="string">
            <text:p>Générée automatique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uméro de commentaire utilisateur</text:p>
          </table:table-cell>
          <table:table-cell table:style-name="ce2" office:value-type="string" calcext:value-type="string">
            <text:p>COMU_I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O</text:p>
          </table:table-cell>
          <table:table-cell table:style-name="ce2" table:formula="of:=[.D33]&amp;&quot;(&quot;&amp;[.E33]&amp;&quot;)&quot;" office:value-type="string" office:string-value="NS(5)" calcext:value-type="string">
            <text:p>NS(5)</text:p>
          </table:table-cell>
          <table:table-cell table:style-name="ce2" office:value-type="string" calcext:value-type="string">
            <text:p>Générée automatique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énom artiste</text:p>
          </table:table-cell>
          <table:table-cell table:style-name="ce2" office:value-type="string" calcext:value-type="string">
            <text:p>ART_PRENOM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34]&amp;&quot;(&quot;&amp;[.E34]&amp;&quot;)&quot;" office:value-type="string" office:string-value="A(20)" calcext:value-type="string">
            <text:p>A(20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Prénom utilisateur</text:p>
          </table:table-cell>
          <table:table-cell table:style-name="ce2" office:value-type="string" calcext:value-type="string">
            <text:p>UTI_PRENOM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35]&amp;&quot;(&quot;&amp;[.E35]&amp;&quot;)&quot;" office:value-type="string" office:string-value="AV(20)" calcext:value-type="string">
            <text:p>AV(20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Rue</text:p>
          </table:table-cell>
          <table:table-cell table:style-name="ce2" office:value-type="string" calcext:value-type="string">
            <text:p>UTI_RU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36]&amp;&quot;(&quot;&amp;[.E36]&amp;&quot;)&quot;" office:value-type="string" office:string-value="AV(100)" calcext:value-type="string">
            <text:p>AV(100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Synopsis</text:p>
          </table:table-cell>
          <table:table-cell table:style-name="ce2" office:value-type="string" calcext:value-type="string">
            <text:p>FILM_SYNOPSI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XT</text:p>
          </table:table-cell>
          <table:table-cell table:style-name="ce2" office:value-type="float" office:value="2048" calcext:value-type="float">
            <text:p>2048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37]&amp;&quot;(&quot;&amp;[.E37]&amp;&quot;)&quot;" office:value-type="string" office:string-value="TXT(2048)" calcext:value-type="string">
            <text:p>TXT(2048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Titre film</text:p>
          </table:table-cell>
          <table:table-cell table:style-name="ce2" office:value-type="string" calcext:value-type="string">
            <text:p>FILM_TITR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38]&amp;&quot;(&quot;&amp;[.E38]&amp;&quot;)&quot;" office:value-type="string" office:string-value="AV(64)" calcext:value-type="string">
            <text:p>AV(64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Ville</text:p>
          </table:table-cell>
          <table:table-cell table:style-name="ce2" office:value-type="string" calcext:value-type="string">
            <text:p>UTI_VILL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V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2" table:formula="of:=[.D39]&amp;&quot;(&quot;&amp;[.E39]&amp;&quot;)&quot;" office:value-type="string" office:string-value="AV(50)" calcext:value-type="string">
            <text:p>AV(50)</text:p>
          </table:table-cell>
          <table:table-cell table:style-name="ce2"/>
          <table:table-cell table:number-columns-repeated="1015"/>
        </table:table-row>
        <table:table-row table:style-name="ro3">
          <table:table-cell table:number-columns-repeated="7"/>
          <table:table-cell table:formula="of:=[.D40]&amp;[.E40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41]&amp;[.E41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42]&amp;[.E42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43]&amp;[.E43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44]&amp;[.E44]">
            <text:p/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D45]&amp;[.E45]">
            <text:p/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"/>
          <table:table-cell/>
          <table:table-cell table:formula="of:=[.D46]&amp;[.E46]">
            <text:p/>
          </table:table-cell>
          <table:table-cell table:number-columns-repeated="1016"/>
        </table:table-row>
        <table:table-row table:style-name="ro3">
          <table:table-cell table:style-name="Default" table:number-columns-repeated="4"/>
          <table:table-cell/>
          <table:table-cell table:style-name="ce3"/>
          <table:table-cell/>
          <table:table-cell table:formula="of:=[.D47]&amp;[.E47]">
            <text:p/>
          </table:table-cell>
          <table:table-cell table:number-columns-repeated="1016"/>
        </table:table-row>
        <table:table-row table:style-name="ro3">
          <table:table-cell table:style-name="Default" table:number-columns-repeated="6"/>
          <table:table-cell/>
          <table:table-cell table:formula="of:=[.D48]&amp;[.E48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49]&amp;[.E49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50]&amp;[.E50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51]&amp;[.E51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52]&amp;[.E52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53]&amp;[.E53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54]&amp;[.E54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55]&amp;[.E55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56]&amp;[.E56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57]&amp;[.E57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58]&amp;[.E58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59]&amp;[.E59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60]&amp;[.E60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61]&amp;[.E61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62]&amp;[.E62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63]&amp;[.E63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64]&amp;[.E64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65]&amp;[.E65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66]&amp;[.E66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67]&amp;[.E67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68]&amp;[.E68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69]&amp;[.E69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70]&amp;[.E70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71]&amp;[.E71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72]&amp;[.E72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73]&amp;[.E73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74]&amp;[.E74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75]&amp;[.E75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76]&amp;[.E76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77]&amp;[.E77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78]&amp;[.E78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79]&amp;[.E79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80]&amp;[.E80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81]&amp;[.E81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82]&amp;[.E82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83]&amp;[.E83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84]&amp;[.E84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85]&amp;[.E85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86]&amp;[.E86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87]&amp;[.E87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88]&amp;[.E88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89]&amp;[.E89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90]&amp;[.E90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91]&amp;[.E91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92]&amp;[.E92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93]&amp;[.E93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94]&amp;[.E94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95]&amp;[.E95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96]&amp;[.E96]">
            <text:p/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D97]&amp;[.E97]">
            <text:p/>
          </table:table-cell>
          <table:table-cell table:number-columns-repeated="1016"/>
        </table:table-row>
        <table:table-row table:style-name="ro3" table:number-rows-repeated="1048473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H" table:base-cell-address="$Feuille1.$H$3" table:cell-range-address="$Feuille1.$H$3"/>
      </table:named-expressions>
      <table:database-ranges>
        <table:database-range table:name="__Anonymous_Sheet_DB__0" table:target-range-address="Feuille1.A2:Feuille1.I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iri" svg:font-family="Calibi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/00/0000</text:date>, <text:time style:data-style-name="N2" text:time-value="23:17:11.352343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6T23:29:28.627101496</dc:date>
    <meta:editing-duration>PT1H35M54S</meta:editing-duration>
    <meta:editing-cycles>33</meta:editing-cycles>
    <meta:generator>LibreOffice/4.3.3.2$Linux_X86_64 LibreOffice_project/430m0$Build-2</meta:generator>
    <meta:document-statistic meta:table-count="1" meta:cell-count="342" meta:object-count="0"/>
  </office:meta>
</office:document-meta>
</file>